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2mm"/>
    </style:style>
    <style:style style:name="co2" style:family="table-column">
      <style:table-column-properties fo:break-before="auto" style:column-width="25.9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6.12mm"/>
    </style:style>
    <style:style style:name="co14" style:family="table-column">
      <style:table-column-properties fo:break-before="auto" style:column-width="19.54mm"/>
    </style:style>
    <style:style style:name="co15" style:family="table-column">
      <style:table-column-properties fo:break-before="auto" style:column-width="20.94mm"/>
    </style:style>
    <style:style style:name="co16" style:family="table-column">
      <style:table-column-properties fo:break-before="auto" style:column-width="18.98mm"/>
    </style:style>
    <style:style style:name="co21" style:family="table-column">
      <style:table-column-properties fo:break-before="auto" style:column-width="20.66mm"/>
    </style:style>
    <style:style style:name="co22" style:family="table-column">
      <style:table-column-properties fo:break-before="auto" style:column-width="20.37mm"/>
    </style:style>
    <style:style style:name="co23" style:family="table-column">
      <style:table-column-properties fo:break-before="auto" style:column-width="14.78mm"/>
    </style:style>
    <style:style style:name="co24" style:family="table-column">
      <style:table-column-properties fo:break-before="auto" style:column-width="18.7mm"/>
    </style:style>
    <style:style style:name="co25" style:family="table-column">
      <style:table-column-properties fo:break-before="auto" style:column-width="16.74mm"/>
    </style:style>
    <style:style style:name="co20" style:family="table-column">
      <style:table-column-properties fo:break-before="auto" style:column-width="7.23mm"/>
    </style:style>
    <style:style style:name="co26" style:family="table-column">
      <style:table-column-properties fo:break-before="auto" style:column-width="9.19mm"/>
    </style:style>
    <style:style style:name="co27" style:family="table-column">
      <style:table-column-properties fo:break-before="auto" style:column-width="11.15mm"/>
    </style:style>
    <style:style style:name="co28" style:family="table-column">
      <style:table-column-properties fo:break-before="auto" style:column-width="10.87mm"/>
    </style:style>
    <style:style style:name="co29" style:family="table-column">
      <style:table-column-properties fo:break-before="auto" style:column-width="13.65mm"/>
    </style:style>
    <style:style style:name="co30" style:family="table-column">
      <style:table-column-properties fo:break-before="auto" style:column-width="24.47mm"/>
    </style:style>
    <style:style style:name="co31" style:family="table-column">
      <style:table-column-properties fo:break-before="auto" style:column-width="6.95mm"/>
    </style:style>
    <style:style style:name="co32" style:family="table-column">
      <style:table-column-properties fo:break-before="auto" style:column-width="24.85mm"/>
    </style:style>
    <style:style style:name="co33" style:family="table-column">
      <style:table-column-properties fo:break-before="auto" style:column-width="15.91mm"/>
    </style:style>
    <style:style style:name="co34" style:family="table-column">
      <style:table-column-properties fo:break-before="auto" style:column-width="20.1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5.15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style:style style:name="ta7" style:family="table" style:master-page-name="PageStyle_5f_Oceny_5f_2">
      <style:table-properties table:display="true" style:writing-mode="lr-tb"/>
    </style:style>
    <style:style style:name="ta8" style:family="table" style:master-page-name="PageStyle_5f_Wypoczynek_5f_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07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38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40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3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4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5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6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9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50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51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2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3" style:family="table-cell" style:parent-style-name="Default" style:data-style-name="N118">
      <style:table-cell-properties fo:background-color="#ccffcc" style:diagonal-bl-tr="none" style:diagonal-tl-br="none" fo:border="0.06pt solid #101010" fo:padding="0.71mm" style:rotation-align="none"/>
    </style:style>
    <style:style style:name="ce54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84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88" style:family="table-cell" style:parent-style-name="Default" style:data-style-name="N121">
      <style:table-cell-properties fo:background-color="#ffff99" style:diagonal-bl-tr="none" style:diagonal-tl-br="none" fo:border="0.74pt solid #101010" fo:padding="0.71mm" style:rotation-align="none"/>
    </style:style>
    <style:style style:name="ce89" style:family="table-cell" style:parent-style-name="Default" style:data-style-name="N0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10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2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2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3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5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8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9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8" style:family="table-cell" style:parent-style-name="Default">
      <style:table-cell-properties fo:padding="0.71mm"/>
    </style:style>
    <style:style style:name="ce159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163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166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67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68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69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 style:data-style-name="N0">
      <style:table-cell-properties style:diagonal-bl-tr="none" style:diagonal-tl-br="none" fo:border="1.76pt solid #333333" fo:padding="0.71mm" style:rotation-align="none"/>
    </style:style>
    <style:style style:name="ce136" style:family="table-cell" style:parent-style-name="Default" style:data-style-name="N4">
      <style:table-cell-properties fo:padding="0.71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7" style:family="table-cell" style:parent-style-name="Default">
      <style:table-cell-properties style:diagonal-bl-tr="none" style:diagonal-tl-br="none" fo:border="none" fo:padding="0.71mm" style:rotation-align="none"/>
    </style:style>
    <style:style style:name="ce19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19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20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20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20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20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20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20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20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21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211" style:family="table-cell" style:parent-style-name="Default" style:data-style-name="N118">
      <style:table-cell-properties fo:background-color="#ccffcc" style:diagonal-bl-tr="none" style:diagonal-tl-br="none" fo:border="0.06pt solid #101010" fo:padding="0.71mm" style:rotation-align="none"/>
    </style:style>
    <style:style style:name="ce21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2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8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" style:family="table-cell" style:parent-style-name="Default" style:data-style-name="N120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8" style:family="table-cell" style:parent-style-name="Default" style:data-style-name="N120">
      <style:table-cell-properties style:diagonal-bl-tr="none" style:diagonal-tl-br="none" fo:border="0.74pt solid #101010" fo:padding="0.71mm" style:rotation-align="none"/>
    </style:style>
    <style:style style:name="ce69" style:family="table-cell" style:parent-style-name="Default" style:data-style-name="N120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1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2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3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7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21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9" style:family="table-cell" style:parent-style-name="Default" style:data-style-name="N121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238" style:family="table-cell" style:parent-style-name="Default" style:data-style-name="N0">
      <style:table-cell-properties fo:padding="0.71mm"/>
    </style:style>
    <style:style style:name="ce81" style:family="table-cell" style:parent-style-name="Default" style:data-style-name="N1">
      <style:table-cell-properties fo:padding="0.71mm"/>
    </style:style>
    <style:style style:name="ce82" style:family="table-cell" style:parent-style-name="Default" style:data-style-name="N121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3" style:family="table-cell" style:parent-style-name="Default" style:data-style-name="N123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242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121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246" style:family="table-cell" style:parent-style-name="Default" style:data-style-name="N121">
      <style:table-cell-properties fo:background-color="#ffff99" style:diagonal-bl-tr="none" style:diagonal-tl-br="none" fo:border="0.74pt solid #101010" fo:padding="0.71mm" style:rotation-align="none"/>
    </style:style>
    <style:style style:name="ce247" style:family="table-cell" style:parent-style-name="Default" style:data-style-name="N0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2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9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0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1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2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4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5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6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25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0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1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2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3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2.9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58"/>
        <table:table-column table:style-name="co2" table:default-cell-style-name="ce158"/>
        <table:table-column table:style-name="co3" table:default-cell-style-name="ce158"/>
        <table:table-column table:style-name="co4" table:default-cell-style-name="ce158"/>
        <table:table-column table:style-name="co5" table:default-cell-style-name="ce158"/>
        <table:table-column table:style-name="co6" table:number-columns-repeated="252" table:default-cell-style-name="ce158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59" office:value-type="string" calcext:value-type="string">
            <text:p>STUDENT</text:p>
          </table:table-cell>
          <table:table-cell table:style-name="ce164" office:value-type="string" calcext:value-type="string">
            <text:p>ILOŚĆ PYTAŃ</text:p>
          </table:table-cell>
          <table:table-cell table:style-name="ce164" office:value-type="string" calcext:value-type="string">
            <text:p>DOBRE ODPOWIEDZI</text:p>
          </table:table-cell>
          <table:table-cell table:style-name="ce164" office:value-type="string" calcext:value-type="string">
            <text:p>% DOBRYCH ODPOWIEDZI</text:p>
          </table:table-cell>
          <table:table-cell table:style-name="ce170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160" office:value-type="string" calcext:value-type="string">
            <text:p>Student 1</text:p>
          </table:table-cell>
          <table:table-cell table:style-name="ce165" office:value-type="float" office:value="100" calcext:value-type="float">
            <text:p>100</text:p>
          </table:table-cell>
          <table:table-cell table:style-name="ce167" office:value-type="float" office:value="43" calcext:value-type="float">
            <text:p>43</text:p>
          </table:table-cell>
          <table:table-cell table:style-name="ce169" table:formula="of:=[.C3]/[.B3]" office:value-type="percentage" office:value="0.43" calcext:value-type="percentage">
            <text:p>43,00%</text:p>
          </table:table-cell>
          <table:table-cell table:style-name="ce171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60" office:value-type="string" calcext:value-type="string">
            <text:p>Student 2</text:p>
          </table:table-cell>
          <table:table-cell table:style-name="ce165" office:value-type="float" office:value="45" calcext:value-type="float">
            <text:p>45</text:p>
          </table:table-cell>
          <table:table-cell table:style-name="ce167" office:value-type="float" office:value="33" calcext:value-type="float">
            <text:p>33</text:p>
          </table:table-cell>
          <table:table-cell table:style-name="ce169" table:formula="of:=[.C4]/[.B4]" office:value-type="percentage" office:value="0.733333333333333" calcext:value-type="percentage">
            <text:p>73,33%</text:p>
          </table:table-cell>
          <table:table-cell table:style-name="ce171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60" office:value-type="string" calcext:value-type="string">
            <text:p>Student 3</text:p>
          </table:table-cell>
          <table:table-cell table:style-name="ce165" office:value-type="float" office:value="60" calcext:value-type="float">
            <text:p>60</text:p>
          </table:table-cell>
          <table:table-cell table:style-name="ce167" office:value-type="float" office:value="52" calcext:value-type="float">
            <text:p>52</text:p>
          </table:table-cell>
          <table:table-cell table:style-name="ce169" table:formula="of:=[.C5]/[.B5]" office:value-type="percentage" office:value="0.866666666666667" calcext:value-type="percentage">
            <text:p>86,67%</text:p>
          </table:table-cell>
          <table:table-cell table:style-name="ce171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160" office:value-type="string" calcext:value-type="string">
            <text:p>Student 4</text:p>
          </table:table-cell>
          <table:table-cell table:style-name="ce165" office:value-type="float" office:value="70" calcext:value-type="float">
            <text:p>70</text:p>
          </table:table-cell>
          <table:table-cell table:style-name="ce167" office:value-type="float" office:value="50" calcext:value-type="float">
            <text:p>50</text:p>
          </table:table-cell>
          <table:table-cell table:style-name="ce169" table:formula="of:=[.C6]/[.B6]" office:value-type="percentage" office:value="0.714285714285714" calcext:value-type="percentage">
            <text:p>71,43%</text:p>
          </table:table-cell>
          <table:table-cell table:style-name="ce171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161" office:value-type="string" calcext:value-type="string">
            <text:p>Student 5</text:p>
          </table:table-cell>
          <table:table-cell table:style-name="ce166" office:value-type="float" office:value="55" calcext:value-type="float">
            <text:p>55</text:p>
          </table:table-cell>
          <table:table-cell table:style-name="ce168" office:value-type="float" office:value="45" calcext:value-type="float">
            <text:p>45</text:p>
          </table:table-cell>
          <table:table-cell table:style-name="ce169" table:formula="of:=[.C7]/[.B7]" office:value-type="percentage" office:value="0.818181818181818" calcext:value-type="percentage">
            <text:p>81,82%</text:p>
          </table:table-cell>
          <table:table-cell table:style-name="ce171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162" table:number-columns-repeated="5"/>
          <table:table-cell table:number-columns-repeated="1019"/>
        </table:table-row>
        <table:table-row table:style-name="ro1">
          <table:table-cell table:style-name="ce163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163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7">
        <office:forms form:automatic-focus="false" form:apply-design-mode="false"/>
        <table:shapes>
          <draw:custom-shape draw:z-index="0" draw:name="Prostokąt 1" draw:style-name="gr1" draw:text-style-name="P2" svg:width="94.95mm" svg:height="127.63mm" svg:x="187.62mm" svg:y="4.79mm">
            <text:p text:style-name="P1"><text:span text:style-name="T5">1) W polu </text:span><text:span text:style-name="T6">Śred</text:span><text:span text:style-name="T5"> wstaw formuły liczące średnią</text:span></text:p>
            <text:p text:style-name="P1"><text:span text:style-name="T5">arytmetyczną z ocen poszczególnych uczniów.</text:span></text:p>
            <text:p text:style-name="P1"><text:span text:style-name="T5">W wierszu </text:span><text:span text:style-name="T6">Średnia z przedm</text:span><text:span text:style-name="T5"> wstaw formuły liczące</text:span></text:p>
            <text:p text:style-name="P1"><text:span text:style-name="T5">średnią z poszczególnych przedmiotów.</text:span></text:p>
            <text:p text:style-name="P1"><text:span text:style-name="T5">W komórce </text:span><text:span text:style-name="T6">C26</text:span><text:span text:style-name="T5"> wstaw formułę liczącą średnią</text:span></text:p>
            <text:p text:style-name="P1"><text:span text:style-name="T5">całej klasy.</text:span></text:p>
            <text:p text:style-name="P1"><text:span text:style-name="T5"/></text:p>
            <text:p text:style-name="P1"><text:span text:style-name="T5">2) W polu </text:span><text:span text:style-name="T6">Pasek</text:span><text:span text:style-name="T5"> wstaw formułę wyświetlającą</text:span></text:p>
            <text:p text:style-name="P1"><text:span text:style-name="T5">tekst „tak”, jeżeli uczeń osiągnął średnią min. 4,75.</text:span></text:p>
            <text:p text:style-name="P1"><text:span text:style-name="T5"/></text:p>
            <text:p text:style-name="P1"><text:span text:style-name="T5">3) W polu </text:span><text:span text:style-name="T6">Nagroda</text:span><text:span text:style-name="T5"> wstaw formuły wyświetlające</text:span></text:p>
            <text:p text:style-name="P1"><text:span text:style-name="T5">„</text:span><text:span text:style-name="T5">dyplom”, jeżeli średnia ucznia wynosi 4,75 – 4,85,</text:span></text:p>
            <text:p text:style-name="P1"><text:span text:style-name="T5">„</text:span><text:span text:style-name="T5">książka”, jeżeli średnia wynosi 4,86 – 5,00,</text:span></text:p>
            <text:p text:style-name="P1"><text:span text:style-name="T5">„</text:span><text:span text:style-name="T5">pióro” jeżeli średnia jest wyższa.</text:span></text:p>
            <text:p text:style-name="P1"><text:span text:style-name="T5"/></text:p>
            <text:p text:style-name="P1"><text:span text:style-name="T5">4) W komórce </text:span><text:span text:style-name="T6">K26</text:span><text:span text:style-name="T5"> wstaw formułę liczącą ilość</text:span></text:p>
            <text:p text:style-name="P1"><text:span text:style-name="T5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20" table:default-cell-style-name="ce20"/>
        <table:table-column table:style-name="co5" table:default-cell-style-name="ce158"/>
        <table:table-column table:style-name="co26" table:default-cell-style-name="ce158"/>
        <table:table-column table:style-name="co27" table:number-columns-repeated="3" table:default-cell-style-name="ce158"/>
        <table:table-column table:style-name="co28" table:default-cell-style-name="ce158"/>
        <table:table-column table:style-name="co27" table:number-columns-repeated="4" table:default-cell-style-name="ce158"/>
        <table:table-column table:style-name="co29" table:default-cell-style-name="ce158"/>
        <table:table-column table:style-name="co30" table:default-cell-style-name="ce158"/>
        <table:table-column table:style-name="co6" table:number-columns-repeated="244" table:default-cell-style-name="ce158"/>
        <table:table-column table:style-name="co6" table:number-columns-repeated="767" table:default-cell-style-name="Default"/>
        <table:table-row table:style-name="ro7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7">
          <table:table-cell table:style-name="ce173" office:value-type="string" calcext:value-type="string" table:number-columns-spanned="1" table:number-rows-spanned="2">
            <text:p>Lp</text:p>
          </table:table-cell>
          <table:table-cell table:style-name="ce179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73"/>
          <table:covered-table-cell table:style-name="ce179"/>
          <table:table-cell table:style-name="ce27" table:number-columns-repeated="11"/>
          <table:table-cell table:number-columns-repeated="1011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35" table:formula="of:=IF([.K4]&gt;=4.75;&quot;tak&quot;;&quot;&quot;)">
            <text:p/>
          </table:table-cell>
          <table:table-cell table:style-name="ce17" table:formula="of:=IF([.K4]&gt;5;&quot;pióro&quot;;IF([.K4]&gt;4.85;&quot;książka&quot;;IF([.K4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35" table:formula="of:=IF([.K5]&gt;=4.75;&quot;tak&quot;;&quot;&quot;)" office:value-type="string" office:string-value="tak" calcext:value-type="string">
            <text:p>tak</text:p>
          </table:table-cell>
          <table:table-cell table:style-name="ce17" table:formula="of:=IF([.K5]&gt;5;&quot;pióro&quot;;IF([.K5]&gt;4.85;&quot;książka&quot;;IF([.K5]&gt;=4.75;&quot;dyplom&quot;;&quot;&quot;))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8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35" table:formula="of:=IF([.K6]&gt;=4.75;&quot;tak&quot;;&quot;&quot;)">
            <text:p/>
          </table:table-cell>
          <table:table-cell table:style-name="ce17" table:formula="of:=IF([.K6]&gt;5;&quot;pióro&quot;;IF([.K6]&gt;4.85;&quot;książka&quot;;IF([.K6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35" table:formula="of:=IF([.K7]&gt;=4.75;&quot;tak&quot;;&quot;&quot;)">
            <text:p/>
          </table:table-cell>
          <table:table-cell table:style-name="ce17" table:formula="of:=IF([.K7]&gt;5;&quot;pióro&quot;;IF([.K7]&gt;4.85;&quot;książka&quot;;IF([.K7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35" table:formula="of:=IF([.K8]&gt;=4.75;&quot;tak&quot;;&quot;&quot;)">
            <text:p/>
          </table:table-cell>
          <table:table-cell table:style-name="ce17" table:formula="of:=IF([.K8]&gt;5;&quot;pióro&quot;;IF([.K8]&gt;4.85;&quot;książka&quot;;IF([.K8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35" table:formula="of:=IF([.K9]&gt;=4.75;&quot;tak&quot;;&quot;&quot;)">
            <text:p/>
          </table:table-cell>
          <table:table-cell table:style-name="ce17" table:formula="of:=IF([.K9]&gt;5;&quot;pióro&quot;;IF([.K9]&gt;4.85;&quot;książka&quot;;IF([.K9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35" table:formula="of:=IF([.K10]&gt;=4.75;&quot;tak&quot;;&quot;&quot;)">
            <text:p/>
          </table:table-cell>
          <table:table-cell table:style-name="ce17" table:formula="of:=IF([.K10]&gt;5;&quot;pióro&quot;;IF([.K10]&gt;4.85;&quot;książka&quot;;IF([.K10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35" table:formula="of:=IF([.K11]&gt;=4.75;&quot;tak&quot;;&quot;&quot;)">
            <text:p/>
          </table:table-cell>
          <table:table-cell table:style-name="ce17" table:formula="of:=IF([.K11]&gt;5;&quot;pióro&quot;;IF([.K11]&gt;4.85;&quot;książka&quot;;IF([.K11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35" table:formula="of:=IF([.K12]&gt;=4.75;&quot;tak&quot;;&quot;&quot;)">
            <text:p/>
          </table:table-cell>
          <table:table-cell table:style-name="ce17" table:formula="of:=IF([.K12]&gt;5;&quot;pióro&quot;;IF([.K12]&gt;4.85;&quot;książka&quot;;IF([.K12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35" table:formula="of:=IF([.K13]&gt;=4.75;&quot;tak&quot;;&quot;&quot;)">
            <text:p/>
          </table:table-cell>
          <table:table-cell table:style-name="ce17" table:formula="of:=IF([.K13]&gt;5;&quot;pióro&quot;;IF([.K13]&gt;4.85;&quot;książka&quot;;IF([.K13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35" table:formula="of:=IF([.K14]&gt;=4.75;&quot;tak&quot;;&quot;&quot;)">
            <text:p/>
          </table:table-cell>
          <table:table-cell table:style-name="ce17" table:formula="of:=IF([.K14]&gt;5;&quot;pióro&quot;;IF([.K14]&gt;4.85;&quot;książka&quot;;IF([.K14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35" table:formula="of:=IF([.K15]&gt;=4.75;&quot;tak&quot;;&quot;&quot;)">
            <text:p/>
          </table:table-cell>
          <table:table-cell table:style-name="ce17" table:formula="of:=IF([.K15]&gt;5;&quot;pióro&quot;;IF([.K15]&gt;4.85;&quot;książka&quot;;IF([.K15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35" table:formula="of:=IF([.K16]&gt;=4.75;&quot;tak&quot;;&quot;&quot;)" office:value-type="string" office:string-value="tak" calcext:value-type="string">
            <text:p>tak</text:p>
          </table:table-cell>
          <table:table-cell table:style-name="ce17" table:formula="of:=IF([.K16]&gt;5;&quot;pióro&quot;;IF([.K16]&gt;4.85;&quot;książka&quot;;IF([.K16]&gt;=4.75;&quot;dyplom&quot;;&quot;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8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35" table:formula="of:=IF([.K17]&gt;=4.75;&quot;tak&quot;;&quot;&quot;)">
            <text:p/>
          </table:table-cell>
          <table:table-cell table:style-name="ce17" table:formula="of:=IF([.K17]&gt;5;&quot;pióro&quot;;IF([.K17]&gt;4.85;&quot;książka&quot;;IF([.K17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35" table:formula="of:=IF([.K18]&gt;=4.75;&quot;tak&quot;;&quot;&quot;)" office:value-type="string" office:string-value="tak" calcext:value-type="string">
            <text:p>tak</text:p>
          </table:table-cell>
          <table:table-cell table:style-name="ce17" table:formula="of:=IF([.K18]&gt;5;&quot;pióro&quot;;IF([.K18]&gt;4.85;&quot;książka&quot;;IF([.K18]&gt;=4.75;&quot;dyplom&quot;;&quot;&quot;))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8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35" table:formula="of:=IF([.K19]&gt;=4.75;&quot;tak&quot;;&quot;&quot;)">
            <text:p/>
          </table:table-cell>
          <table:table-cell table:style-name="ce17" table:formula="of:=IF([.K19]&gt;5;&quot;pióro&quot;;IF([.K19]&gt;4.85;&quot;książka&quot;;IF([.K19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35" table:formula="of:=IF([.K20]&gt;=4.75;&quot;tak&quot;;&quot;&quot;)">
            <text:p/>
          </table:table-cell>
          <table:table-cell table:style-name="ce17" table:formula="of:=IF([.K20]&gt;5;&quot;pióro&quot;;IF([.K20]&gt;4.85;&quot;książka&quot;;IF([.K20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35" table:formula="of:=IF([.K21]&gt;=4.75;&quot;tak&quot;;&quot;&quot;)">
            <text:p/>
          </table:table-cell>
          <table:table-cell table:style-name="ce17" table:formula="of:=IF([.K21]&gt;5;&quot;pióro&quot;;IF([.K21]&gt;4.85;&quot;książka&quot;;IF([.K21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35" table:formula="of:=IF([.K22]&gt;=4.75;&quot;tak&quot;;&quot;&quot;)">
            <text:p/>
          </table:table-cell>
          <table:table-cell table:style-name="ce17" table:formula="of:=IF([.K22]&gt;5;&quot;pióro&quot;;IF([.K22]&gt;4.85;&quot;książka&quot;;IF([.K22]&gt;=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35" table:formula="of:=IF([.K23]&gt;=4.75;&quot;tak&quot;;&quot;&quot;)" office:value-type="string" office:string-value="tak" calcext:value-type="string">
            <text:p>tak</text:p>
          </table:table-cell>
          <table:table-cell table:style-name="ce17" table:formula="of:=IF([.K23]&gt;5;&quot;pióro&quot;;IF([.K23]&gt;4.85;&quot;książka&quot;;IF([.K23]&gt;=4.75;&quot;dyplom&quot;;&quot;&quot;))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8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35" table:formula="of:=IF([.K24]&gt;=4.75;&quot;tak&quot;;&quot;&quot;)">
            <text:p/>
          </table:table-cell>
          <table:table-cell table:style-name="ce17" table:formula="of:=IF([.K24]&gt;5;&quot;pióro&quot;;IF([.K24]&gt;4.85;&quot;książka&quot;;IF([.K24]&gt;4.75;&quot;dyplom&quot;;&quot;&quot;)))">
            <text:p/>
          </table:table-cell>
          <table:table-cell table:number-columns-repeated="1011"/>
        </table:table-row>
        <table:table-row table:style-name="ro8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33"/>
          <table:table-cell table:style-name="ce36"/>
          <table:table-cell table:style-name="ce17" table:formula="of:=IF([.K25]&gt;5;&quot;pióro&quot;;IF([.K25]&gt;4.85;&quot;książka&quot;;IF([.K25]&gt;4.75;&quot;dyplom&quot;;&quot;&quot;)))">
            <text:p/>
          </table:table-cell>
          <table:table-cell table:number-columns-repeated="1011"/>
        </table:table-row>
        <table:table-row table:style-name="ro7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 table:formula="of:=AVERAGE([.C4:.J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4" table:number-matrix-columns-spanned="1" table:number-matrix-rows-spanned="2" table:formula="of:=FREQUENCY([.K4:.K24]; )" office:value-type="float" office:value="0" calcext:value-type="float">
            <text:p>0</text:p>
          </table:table-cell>
          <table:table-cell table:style-name="ce37" table:number-columns-repeated="2"/>
          <table:table-cell table:number-columns-repeated="1011"/>
        </table:table-row>
        <table:table-row table:style-name="ro1">
          <table:table-cell table:number-columns-repeated="10"/>
          <table:table-cell table:style-name="ce136" office:value-type="float" office:value="21" calcext:value-type="float">
            <text:p>21,00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58"/>
        <table:table-column table:style-name="co14" table:default-cell-style-name="ce158"/>
        <table:table-column table:style-name="co15" table:default-cell-style-name="ce158"/>
        <table:table-column table:style-name="co6" table:default-cell-style-name="ce158"/>
        <table:table-column table:style-name="co16" table:default-cell-style-name="ce158"/>
        <table:table-column table:style-name="co6" table:number-columns-repeated="252" table:default-cell-style-name="ce158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196" office:value-type="string" calcext:value-type="string">
            <text:p><text:span text:style-name="T7">BMI=masa ciała [kg]/(wzrost [m])</text:span><text:span text:style-name="T8">2</text:span></text:p>
          </table:table-cell>
          <table:table-cell table:style-name="ce202"/>
          <table:table-cell table:style-name="ce208"/>
          <table:table-cell table:number-columns-repeated="1020"/>
        </table:table-row>
        <table:table-row table:style-name="ro1">
          <table:table-cell/>
          <table:table-cell table:style-name="ce197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197" office:value-type="string" calcext:value-type="string">
            <text:p>&lt;18,5</text:p>
          </table:table-cell>
          <table:table-cell table:style-name="ce203" office:value-type="string" calcext:value-type="string">
            <text:p>niedowaga</text:p>
          </table:table-cell>
          <table:table-cell table:style-name="ce209"/>
          <table:table-cell table:number-columns-repeated="1020"/>
        </table:table-row>
        <table:table-row table:style-name="ro1">
          <table:table-cell/>
          <table:table-cell table:style-name="ce197" office:value-type="string" calcext:value-type="string">
            <text:p>18,5-24,9</text:p>
          </table:table-cell>
          <table:table-cell table:style-name="ce203" office:value-type="string" calcext:value-type="string">
            <text:p>norma</text:p>
          </table:table-cell>
          <table:table-cell table:style-name="ce209"/>
          <table:table-cell table:number-columns-repeated="1020"/>
        </table:table-row>
        <table:table-row table:style-name="ro1">
          <table:table-cell/>
          <table:table-cell table:style-name="ce197" office:value-type="string" calcext:value-type="string">
            <text:p>&gt;=25</text:p>
          </table:table-cell>
          <table:table-cell table:style-name="ce203" office:value-type="string" calcext:value-type="string">
            <text:p>nadwaga</text:p>
          </table:table-cell>
          <table:table-cell table:style-name="ce209"/>
          <table:table-cell table:number-columns-repeated="1020"/>
        </table:table-row>
        <table:table-row table:style-name="ro1">
          <table:table-cell/>
          <table:table-cell table:style-name="ce198" office:value-type="string" calcext:value-type="string">
            <text:p>&gt;=30</text:p>
          </table:table-cell>
          <table:table-cell table:style-name="ce204" office:value-type="string" calcext:value-type="string">
            <text:p>otyłość</text:p>
          </table:table-cell>
          <table:table-cell table:style-name="ce2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>
            <text:p>masa</text:p>
          </table:table-cell>
          <table:table-cell table:style-name="ce205" office:value-type="string" calcext:value-type="string">
            <text:p>wzrost</text:p>
          </table:table-cell>
          <table:table-cell table:style-name="ce205" office:value-type="string" calcext:value-type="string">
            <text:p>BMI</text:p>
          </table:table-cell>
          <table:table-cell table:style-name="ce21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200" office:value-type="float" office:value="65" calcext:value-type="float">
            <text:p>65</text:p>
          </table:table-cell>
          <table:table-cell table:style-name="ce206" office:value-type="float" office:value="1.65" calcext:value-type="float">
            <text:p>1,65</text:p>
          </table:table-cell>
          <table:table-cell table:style-name="ce211" table:formula="of:=[.B10]/[.C10]^2" office:value-type="float" office:value="23.8751147842057" calcext:value-type="float">
            <text:p>23,9</text:p>
          </table:table-cell>
          <table:table-cell table:style-name="ce213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200" office:value-type="float" office:value="96" calcext:value-type="float">
            <text:p>96</text:p>
          </table:table-cell>
          <table:table-cell table:style-name="ce206" office:value-type="float" office:value="1.91" calcext:value-type="float">
            <text:p>1,91</text:p>
          </table:table-cell>
          <table:table-cell table:style-name="ce211" table:formula="of:=[.B11]/[.C11]^2" office:value-type="float" office:value="26.3150681176503" calcext:value-type="float">
            <text:p>26,3</text:p>
          </table:table-cell>
          <table:table-cell table:style-name="ce213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200" office:value-type="float" office:value="88" calcext:value-type="float">
            <text:p>88</text:p>
          </table:table-cell>
          <table:table-cell table:style-name="ce206" office:value-type="float" office:value="1.7" calcext:value-type="float">
            <text:p>1,7</text:p>
          </table:table-cell>
          <table:table-cell table:style-name="ce211" table:formula="of:=[.B12]/[.C12]^2" office:value-type="float" office:value="30.4498269896194" calcext:value-type="float">
            <text:p>30,4</text:p>
          </table:table-cell>
          <table:table-cell table:style-name="ce213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201" office:value-type="float" office:value="59" calcext:value-type="float">
            <text:p>59</text:p>
          </table:table-cell>
          <table:table-cell table:style-name="ce207" office:value-type="float" office:value="1.8" calcext:value-type="float">
            <text:p>1,8</text:p>
          </table:table-cell>
          <table:table-cell table:style-name="ce211" table:formula="of:=[.B13]/[.C13]^2" office:value-type="float" office:value="18.2098765432099" calcext:value-type="float">
            <text:p>18,2</text:p>
          </table:table-cell>
          <table:table-cell table:style-name="ce213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162" office:value-type="float" office:value="70" calcext:value-type="float">
            <text:p>70</text:p>
          </table:table-cell>
          <table:table-cell table:style-name="ce162" office:value-type="float" office:value="1.7" calcext:value-type="float">
            <text:p>1,7</text:p>
          </table:table-cell>
          <table:table-cell table:style-name="ce211" table:formula="of:=[.B14]/[.C14]^2" office:value-type="float" office:value="24.2214532871972" calcext:value-type="float">
            <text:p>24,2</text:p>
          </table:table-cell>
          <table:table-cell table:style-name="ce213" table:formula="of:=IF([.D14]&lt;18.5;&quot;niedowaga&quot;;IF([.D14]&lt;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8">
        <office:forms form:automatic-focus="false" form:apply-design-mode="false"/>
        <table:table-column table:style-name="co31" table:default-cell-style-name="ce158"/>
        <table:table-column table:style-name="co32" table:default-cell-style-name="ce158"/>
        <table:table-column table:style-name="co6" table:default-cell-style-name="ce158"/>
        <table:table-column table:style-name="co33" table:default-cell-style-name="ce158"/>
        <table:table-column table:style-name="co6" table:number-columns-repeated="3" table:default-cell-style-name="ce158"/>
        <table:table-column table:style-name="co34" table:default-cell-style-name="ce158"/>
        <table:table-column table:style-name="co32" table:number-columns-repeated="2" table:default-cell-style-name="ce158"/>
        <table:table-column table:style-name="co6" table:number-columns-repeated="247" table:default-cell-style-name="ce158"/>
        <table:table-column table:style-name="co6" table:number-columns-repeated="767" table:default-cell-style-name="Default"/>
        <table:table-row table:style-name="ro10">
          <table:table-cell/>
          <table:table-cell table:style-name="ce59" office:value-type="string" calcext:value-type="string">
            <text:p>Dom wypoczynkowy "Na Górce"</text:p>
          </table:table-cell>
          <table:table-cell table:style-name="ce59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14" office:value-type="string" calcext:value-type="string">
            <text:p>Lp.</text:p>
          </table:table-cell>
          <table:table-cell table:style-name="ce214" office:value-type="string" calcext:value-type="string">
            <text:p>Nazwisko</text:p>
          </table:table-cell>
          <table:table-cell table:style-name="ce66" office:value-type="string" calcext:value-type="string">
            <text:p>Data przyjazdu</text:p>
          </table:table-cell>
          <table:table-cell table:style-name="ce66" office:value-type="string" calcext:value-type="string">
            <text:p>Data wyjazdu</text:p>
          </table:table-cell>
          <table:table-cell table:style-name="ce66" office:value-type="string" calcext:value-type="string">
            <text:p>Ile osób</text:p>
          </table:table-cell>
          <table:table-cell table:style-name="ce66" office:value-type="string" calcext:value-type="string">
            <text:p>Posiłki</text:p>
          </table:table-cell>
          <table:table-cell table:style-name="ce66" office:value-type="string" calcext:value-type="string">
            <text:p>Długość pobytu</text:p>
          </table:table-cell>
          <table:table-cell table:style-name="ce66" office:value-type="string" calcext:value-type="string">
            <text:p>Opłata za posiłki</text:p>
          </table:table-cell>
          <table:table-cell table:style-name="ce66" office:value-type="string" calcext:value-type="string">
            <text:p>Opłata za noclegi</text:p>
          </table:table-cell>
          <table:table-cell table:style-name="ce66" office:value-type="string" calcext:value-type="string">
            <text:p>Opłata razem</text:p>
          </table:table-cell>
          <table:table-cell table:number-columns-repeated="1014"/>
        </table:table-row>
        <table:table-row table:style-name="ro3">
          <table:table-cell table:style-name="ce57" office:value-type="float" office:value="1" calcext:value-type="float">
            <text:p>1</text:p>
          </table:table-cell>
          <table:table-cell table:style-name="ce60" office:value-type="string" calcext:value-type="string">
            <text:p>Kącki</text:p>
          </table:table-cell>
          <table:table-cell table:style-name="ce67" office:value-type="date" office:date-value="1996-06-02" calcext:value-type="date">
            <text:p>96.02.06</text:p>
          </table:table-cell>
          <table:table-cell table:style-name="ce67" office:value-type="date" office:date-value="1996-06-12" calcext:value-type="date">
            <text:p>96.12.06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tak</text:p>
          </table:table-cell>
          <table:table-cell table:style-name="ce77" table:formula="of:=DATEDIF([.C4];[.D4];&quot;d&quot;)" office:value-type="float" office:value="10" calcext:value-type="float">
            <text:p>10</text:p>
          </table:table-cell>
          <table:table-cell table:style-name="ce82" table:formula="of:=IF([.F4]=&quot;tak&quot;;[.G$20]*[.E4])" office:value-type="float" office:value="171" calcext:value-type="float">
            <text:p>171,00 zł</text:p>
          </table:table-cell>
          <table:table-cell table:style-name="ce82" table:formula="of:=[.G$21]*[.G4]*[.E4]" office:value-type="float" office:value="2400" calcext:value-type="float">
            <text:p>2 400,00 zł</text:p>
          </table:table-cell>
          <table:table-cell table:style-name="ce78" table:formula="of:=[.H4]+[.I4]" office:value-type="float" office:value="2571" calcext:value-type="float">
            <text:p>2 571,00 zł</text:p>
          </table:table-cell>
          <table:table-cell table:number-columns-repeated="1014"/>
        </table:table-row>
        <table:table-row table:style-name="ro3">
          <table:table-cell table:style-name="ce58" office:value-type="float" office:value="2" calcext:value-type="float">
            <text:p>2</text:p>
          </table:table-cell>
          <table:table-cell table:style-name="ce61" office:value-type="string" calcext:value-type="string">
            <text:p>Siewierski</text:p>
          </table:table-cell>
          <table:table-cell table:style-name="ce68" office:value-type="date" office:date-value="1996-06-01" calcext:value-type="date">
            <text:p>96.01.06</text:p>
          </table:table-cell>
          <table:table-cell table:style-name="ce68" office:value-type="date" office:date-value="1996-06-09" calcext:value-type="date">
            <text:p>96.09.0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 table:formula="of:=DATEDIF([.C5];[.D5];&quot;d&quot;)" office:value-type="float" office:value="8" calcext:value-type="float">
            <text:p>8</text:p>
          </table:table-cell>
          <table:table-cell table:style-name="ce82" table:formula="of:=IF([.F5]=&quot;tak&quot;;[.G$20]*[.E5])" office:value-type="float" office:value="0" calcext:value-type="float">
            <text:p>0,00 zł</text:p>
          </table:table-cell>
          <table:table-cell table:style-name="ce82" table:formula="of:=[.G$21]*[.G5]*[.E5]" office:value-type="float" office:value="1280" calcext:value-type="float">
            <text:p>1 280,00 zł</text:p>
          </table:table-cell>
          <table:table-cell table:style-name="ce78" table:formula="of:=[.H5]+[.I5]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3">
          <table:table-cell table:style-name="ce58" office:value-type="float" office:value="3" calcext:value-type="float">
            <text:p>3</text:p>
          </table:table-cell>
          <table:table-cell table:style-name="ce61" office:value-type="string" calcext:value-type="string">
            <text:p>Lucek</text:p>
          </table:table-cell>
          <table:table-cell table:style-name="ce68" office:value-type="date" office:date-value="1996-06-11" calcext:value-type="date">
            <text:p>96.11.06</text:p>
          </table:table-cell>
          <table:table-cell table:style-name="ce68" office:value-type="date" office:date-value="1996-06-24" calcext:value-type="date">
            <text:p>96.24.0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nie</text:p>
          </table:table-cell>
          <table:table-cell table:style-name="ce77" table:formula="of:=DATEDIF([.C6];[.D6];&quot;d&quot;)" office:value-type="float" office:value="13" calcext:value-type="float">
            <text:p>13</text:p>
          </table:table-cell>
          <table:table-cell table:style-name="ce82" table:formula="of:=IF([.F6]=&quot;tak&quot;;[.G$20]*[.E6])" office:value-type="float" office:value="0" calcext:value-type="float">
            <text:p>0,00 zł</text:p>
          </table:table-cell>
          <table:table-cell table:style-name="ce82" table:formula="of:=[.G$21]*[.G6]*[.E6]" office:value-type="float" office:value="1040" calcext:value-type="float">
            <text:p>1 040,00 zł</text:p>
          </table:table-cell>
          <table:table-cell table:style-name="ce78" table:formula="of:=[.H6]+[.I6]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3">
          <table:table-cell table:style-name="ce58" office:value-type="float" office:value="4" calcext:value-type="float">
            <text:p>4</text:p>
          </table:table-cell>
          <table:table-cell table:style-name="ce61" office:value-type="string" calcext:value-type="string">
            <text:p>Ambroziak</text:p>
          </table:table-cell>
          <table:table-cell table:style-name="ce68" office:value-type="date" office:date-value="1996-06-10" calcext:value-type="date">
            <text:p>96.10.06</text:p>
          </table:table-cell>
          <table:table-cell table:style-name="ce68" office:value-type="date" office:date-value="1996-06-20" calcext:value-type="date">
            <text:p>96.20.0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7" table:formula="of:=DATEDIF([.C7];[.D7];&quot;d&quot;)" office:value-type="float" office:value="10" calcext:value-type="float">
            <text:p>10</text:p>
          </table:table-cell>
          <table:table-cell table:style-name="ce82" table:formula="of:=IF([.F7]=&quot;tak&quot;;[.G$20]*[.E7])" office:value-type="float" office:value="228" calcext:value-type="float">
            <text:p>228,00 zł</text:p>
          </table:table-cell>
          <table:table-cell table:style-name="ce82" table:formula="of:=[.G$21]*[.G7]*[.E7]" office:value-type="float" office:value="3200" calcext:value-type="float">
            <text:p>3 200,00 zł</text:p>
          </table:table-cell>
          <table:table-cell table:style-name="ce78" table:formula="of:=[.H7]+[.I7]" office:value-type="float" office:value="3428" calcext:value-type="float">
            <text:p>3 428,00 zł</text:p>
          </table:table-cell>
          <table:table-cell table:number-columns-repeated="1014"/>
        </table:table-row>
        <table:table-row table:style-name="ro3">
          <table:table-cell table:style-name="ce58" office:value-type="float" office:value="5" calcext:value-type="float">
            <text:p>5</text:p>
          </table:table-cell>
          <table:table-cell table:style-name="ce61" office:value-type="string" calcext:value-type="string">
            <text:p>Kukliński</text:p>
          </table:table-cell>
          <table:table-cell table:style-name="ce68" office:value-type="date" office:date-value="1996-06-23" calcext:value-type="date">
            <text:p>96.23.06</text:p>
          </table:table-cell>
          <table:table-cell table:style-name="ce68" office:value-type="date" office:date-value="1996-07-06" calcext:value-type="date">
            <text:p>96.06.0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nie</text:p>
          </table:table-cell>
          <table:table-cell table:style-name="ce77" table:formula="of:=DATEDIF([.C8];[.D8];&quot;d&quot;)" office:value-type="float" office:value="13" calcext:value-type="float">
            <text:p>13</text:p>
          </table:table-cell>
          <table:table-cell table:style-name="ce82" table:formula="of:=IF([.F8]=&quot;tak&quot;;[.G$20]*[.E8])" office:value-type="float" office:value="0" calcext:value-type="float">
            <text:p>0,00 zł</text:p>
          </table:table-cell>
          <table:table-cell table:style-name="ce82" table:formula="of:=[.G$21]*[.G8]*[.E8]" office:value-type="float" office:value="2080" calcext:value-type="float">
            <text:p>2 080,00 zł</text:p>
          </table:table-cell>
          <table:table-cell table:style-name="ce78" table:formula="of:=[.H8]+[.I8]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3">
          <table:table-cell table:style-name="ce58" office:value-type="float" office:value="6" calcext:value-type="float">
            <text:p>6</text:p>
          </table:table-cell>
          <table:table-cell table:style-name="ce61" office:value-type="string" calcext:value-type="string">
            <text:p>Matejko</text:p>
          </table:table-cell>
          <table:table-cell table:style-name="ce68" office:value-type="date" office:date-value="1996-06-01" calcext:value-type="date">
            <text:p>96.01.06</text:p>
          </table:table-cell>
          <table:table-cell table:style-name="ce68" office:value-type="date" office:date-value="1996-07-11" calcext:value-type="date">
            <text:p>96.11.07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tak</text:p>
          </table:table-cell>
          <table:table-cell table:style-name="ce77" table:formula="of:=DATEDIF([.C9];[.D9];&quot;d&quot;)" office:value-type="float" office:value="40" calcext:value-type="float">
            <text:p>40</text:p>
          </table:table-cell>
          <table:table-cell table:style-name="ce82" table:formula="of:=IF([.F9]=&quot;tak&quot;;[.G$20]*[.E9])" office:value-type="float" office:value="114" calcext:value-type="float">
            <text:p>114,00 zł</text:p>
          </table:table-cell>
          <table:table-cell table:style-name="ce82" table:formula="of:=[.G$21]*[.G9]*[.E9]" office:value-type="float" office:value="6400" calcext:value-type="float">
            <text:p>6 400,00 zł</text:p>
          </table:table-cell>
          <table:table-cell table:style-name="ce78" table:formula="of:=[.H9]+[.I9]" office:value-type="float" office:value="6514" calcext:value-type="float">
            <text:p>6 514,00 zł</text:p>
          </table:table-cell>
          <table:table-cell table:number-columns-repeated="1014"/>
        </table:table-row>
        <table:table-row table:style-name="ro3">
          <table:table-cell table:style-name="ce58" office:value-type="float" office:value="7" calcext:value-type="float">
            <text:p>7</text:p>
          </table:table-cell>
          <table:table-cell table:style-name="ce61" office:value-type="string" calcext:value-type="string">
            <text:p>Mucha</text:p>
          </table:table-cell>
          <table:table-cell table:style-name="ce68" office:value-type="date" office:date-value="1996-06-22" calcext:value-type="date">
            <text:p>96.22.06</text:p>
          </table:table-cell>
          <table:table-cell table:style-name="ce68" office:value-type="date" office:date-value="1996-07-16" calcext:value-type="date">
            <text:p>96.16.0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7" table:formula="of:=DATEDIF([.C10];[.D10];&quot;d&quot;)" office:value-type="float" office:value="24" calcext:value-type="float">
            <text:p>24</text:p>
          </table:table-cell>
          <table:table-cell table:style-name="ce82" table:formula="of:=IF([.F10]=&quot;tak&quot;;[.G$20]*[.E10])" office:value-type="float" office:value="171" calcext:value-type="float">
            <text:p>171,00 zł</text:p>
          </table:table-cell>
          <table:table-cell table:style-name="ce82" table:formula="of:=[.G$21]*[.G10]*[.E10]" office:value-type="float" office:value="5760" calcext:value-type="float">
            <text:p>5 760,00 zł</text:p>
          </table:table-cell>
          <table:table-cell table:style-name="ce78" table:formula="of:=[.H10]+[.I10]" office:value-type="float" office:value="5931" calcext:value-type="float">
            <text:p>5 931,00 zł</text:p>
          </table:table-cell>
          <table:table-cell table:number-columns-repeated="1014"/>
        </table:table-row>
        <table:table-row table:style-name="ro3">
          <table:table-cell table:style-name="ce58" office:value-type="float" office:value="8" calcext:value-type="float">
            <text:p>8</text:p>
          </table:table-cell>
          <table:table-cell table:style-name="ce61" office:value-type="string" calcext:value-type="string">
            <text:p>Janosik</text:p>
          </table:table-cell>
          <table:table-cell table:style-name="ce68" office:value-type="date" office:date-value="1996-06-22" calcext:value-type="date">
            <text:p>96.22.06</text:p>
          </table:table-cell>
          <table:table-cell table:style-name="ce68" office:value-type="date" office:date-value="1996-06-30" calcext:value-type="date">
            <text:p>96.30.06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ak</text:p>
          </table:table-cell>
          <table:table-cell table:style-name="ce77" table:formula="of:=DATEDIF([.C11];[.D11];&quot;d&quot;)" office:value-type="float" office:value="8" calcext:value-type="float">
            <text:p>8</text:p>
          </table:table-cell>
          <table:table-cell table:style-name="ce82" table:formula="of:=IF([.F11]=&quot;tak&quot;;[.G$20]*[.E11])" office:value-type="float" office:value="228" calcext:value-type="float">
            <text:p>228,00 zł</text:p>
          </table:table-cell>
          <table:table-cell table:style-name="ce82" table:formula="of:=[.G$21]*[.G11]*[.E11]" office:value-type="float" office:value="2560" calcext:value-type="float">
            <text:p>2 560,00 zł</text:p>
          </table:table-cell>
          <table:table-cell table:style-name="ce78" table:formula="of:=[.H11]+[.I11]" office:value-type="float" office:value="2788" calcext:value-type="float">
            <text:p>2 788,00 zł</text:p>
          </table:table-cell>
          <table:table-cell table:number-columns-repeated="1014"/>
        </table:table-row>
        <table:table-row table:style-name="ro3">
          <table:table-cell table:style-name="ce58" office:value-type="float" office:value="9" calcext:value-type="float">
            <text:p>9</text:p>
          </table:table-cell>
          <table:table-cell table:style-name="ce61" office:value-type="string" calcext:value-type="string">
            <text:p>Kuchtow</text:p>
          </table:table-cell>
          <table:table-cell table:style-name="ce68" office:value-type="date" office:date-value="1996-07-16" calcext:value-type="date">
            <text:p>96.16.07</text:p>
          </table:table-cell>
          <table:table-cell table:style-name="ce68" office:value-type="date" office:date-value="1996-07-29" calcext:value-type="date">
            <text:p>96.29.07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tak</text:p>
          </table:table-cell>
          <table:table-cell table:style-name="ce77" table:formula="of:=DATEDIF([.C12];[.D12];&quot;d&quot;)" office:value-type="float" office:value="13" calcext:value-type="float">
            <text:p>13</text:p>
          </table:table-cell>
          <table:table-cell table:style-name="ce82" table:formula="of:=IF([.F12]=&quot;tak&quot;;[.G$20]*[.E12])" office:value-type="float" office:value="171" calcext:value-type="float">
            <text:p>171,00 zł</text:p>
          </table:table-cell>
          <table:table-cell table:style-name="ce82" table:formula="of:=[.G$21]*[.G12]*[.E12]" office:value-type="float" office:value="3120" calcext:value-type="float">
            <text:p>3 120,00 zł</text:p>
          </table:table-cell>
          <table:table-cell table:style-name="ce78" table:formula="of:=[.H12]+[.I12]" office:value-type="float" office:value="3291" calcext:value-type="float">
            <text:p>3 291,00 zł</text:p>
          </table:table-cell>
          <table:table-cell table:number-columns-repeated="1014"/>
        </table:table-row>
        <table:table-row table:style-name="ro3">
          <table:table-cell table:style-name="ce58" office:value-type="float" office:value="10" calcext:value-type="float">
            <text:p>10</text:p>
          </table:table-cell>
          <table:table-cell table:style-name="ce62" office:value-type="string" calcext:value-type="string">
            <text:p>Kinga</text:p>
          </table:table-cell>
          <table:table-cell table:style-name="ce69" office:value-type="date" office:date-value="2003-02-09" calcext:value-type="date">
            <text:p>03.09.02</text:p>
          </table:table-cell>
          <table:table-cell table:style-name="ce69" table:formula="of:=[.C13]+28" office:value-type="date" office:date-value="2003-03-09" calcext:value-type="date">
            <text:p>03.09.0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nie</text:p>
          </table:table-cell>
          <table:table-cell table:style-name="ce77" table:formula="of:=DATEDIF([.C13];[.D13];&quot;d&quot;)" office:value-type="float" office:value="28" calcext:value-type="float">
            <text:p>28</text:p>
          </table:table-cell>
          <table:table-cell table:style-name="ce82" table:formula="of:=IF([.F13]=&quot;tak&quot;;[.G$20]*[.E13])" office:value-type="float" office:value="0" calcext:value-type="float">
            <text:p>0,00 zł</text:p>
          </table:table-cell>
          <table:table-cell table:style-name="ce82" table:formula="of:=[.G$21]*[.G13]*[.E13]" office:value-type="float" office:value="4480" calcext:value-type="float">
            <text:p>4 480,00 zł</text:p>
          </table:table-cell>
          <table:table-cell table:style-name="ce78" table:formula="of:=[.H13]+[.I13]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3">
          <table:table-cell table:style-name="ce214" office:value-type="string" calcext:value-type="string" table:number-columns-spanned="2" table:number-rows-spanned="1">
            <text:p>Średnio</text:p>
          </table:table-cell>
          <table:covered-table-cell table:style-name="ce214"/>
          <table:table-cell table:style-name="ce70" table:number-columns-repeated="2"/>
          <table:table-cell table:style-name="ce76" table:formula="of:=AVERAGE([.E4:.E13])" office:value-type="float" office:value="2.6" calcext:value-type="float">
            <text:p>3</text:p>
          </table:table-cell>
          <table:table-cell table:style-name="ce70"/>
          <table:table-cell table:style-name="ce76" table:formula="of:=AVERAGE([.G4:.G13])" office:value-type="float" office:value="16.7" calcext:value-type="float">
            <text:p>17</text:p>
          </table:table-cell>
          <table:table-cell table:style-name="ce83" table:formula="of:=AVERAGE([.H4:.H13])" office:value-type="currency" office:currency="PLN" office:value="108.3" calcext:value-type="currency">
            <text:p>108,30 zł</text:p>
          </table:table-cell>
          <table:table-cell table:style-name="ce83" table:formula="of:=AVERAGE([.I4:.I13])" office:value-type="currency" office:currency="PLN" office:value="3232" calcext:value-type="currency">
            <text:p>3 232,00 zł</text:p>
          </table:table-cell>
          <table:table-cell table:style-name="ce83" table:formula="of:=AVERAGE([.J4:.J13])" office:value-type="currency" office:currency="PLN" office:value="3340.3" calcext:value-type="currency">
            <text:p>3 340,3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/>
          <table:table-cell table:style-name="ce63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Cena zestawu posiłków dla 1 osoby na 1 dzień</text:p>
          </table:table-cell>
          <table:table-cell table:style-name="ce71" table:number-columns-repeated="4"/>
          <table:table-cell table:style-name="ce78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5" office:value-type="string" calcext:value-type="string">
            <text:p>Opłata za nocleg 1 osoby</text:p>
          </table:table-cell>
          <table:table-cell table:style-name="ce72" table:number-columns-repeated="4"/>
          <table:table-cell table:style-name="ce79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style-name="ce23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81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58"/>
        <table:table-column table:style-name="co22" table:default-cell-style-name="ce158"/>
        <table:table-column table:style-name="co23" table:default-cell-style-name="ce158"/>
        <table:table-column table:style-name="co24" table:default-cell-style-name="ce158"/>
        <table:table-column table:style-name="co25" table:number-columns-repeated="3" table:default-cell-style-name="ce158"/>
        <table:table-column table:style-name="co6" table:number-columns-repeated="250" table:default-cell-style-name="ce158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42" office:value-type="string" calcext:value-type="string">
            <text:p>Stanowisko</text:p>
          </table:table-cell>
          <table:table-cell table:style-name="ce242" office:value-type="string" calcext:value-type="string">
            <text:p>Zasadnicza</text:p>
          </table:table-cell>
          <table:table-cell table:style-name="ce242" office:value-type="string" calcext:value-type="string">
            <text:p>Premia</text:p>
          </table:table-cell>
          <table:table-cell table:style-name="ce242" office:value-type="string" calcext:value-type="string">
            <text:p>Funkcyjny</text:p>
          </table:table-cell>
          <table:table-cell table:style-name="ce242" office:value-type="string" calcext:value-type="string">
            <text:p>Brutto</text:p>
          </table:table-cell>
          <table:table-cell table:style-name="ce242" office:value-type="string" calcext:value-type="string">
            <text:p>Podatek</text:p>
          </table:table-cell>
          <table:table-cell table:style-name="ce242" office:value-type="string" calcext:value-type="string">
            <text:p>Netto</text:p>
          </table:table-cell>
          <table:table-cell table:number-columns-repeated="1017"/>
        </table:table-row>
        <table:table-row table:style-name="ro3">
          <table:table-cell table:style-name="ce243" office:value-type="string" calcext:value-type="string">
            <text:p>P</text:p>
          </table:table-cell>
          <table:table-cell table:style-name="ce245" office:value-type="float" office:value="345" calcext:value-type="float">
            <text:p>345,00 zł</text:p>
          </table:table-cell>
          <table:table-cell table:style-name="ce247" table:formula="of:=[.B3]*0.15" office:value-type="float" office:value="51.75" calcext:value-type="float">
            <text:p>51,75</text:p>
          </table:table-cell>
          <table:table-cell table:style-name="ce245" table:formula="of:=IF([.A3]=&quot;P&quot;;[.B3]*0.1;IF([.A3]=&quot;M&quot;;[.B3]*0.2;IF([.A3]=&quot;K&quot;;[.B3]*0.3)))" office:value-type="float" office:value="34.5" calcext:value-type="float">
            <text:p>34,50 zł</text:p>
          </table:table-cell>
          <table:table-cell table:style-name="ce245" table:formula="of:=[.B3]+[.C3]+[.D3]" office:value-type="float" office:value="431.25" calcext:value-type="float">
            <text:p>431,25 zł</text:p>
          </table:table-cell>
          <table:table-cell table:style-name="ce245" table:formula="of:=[.E3]*0.21" office:value-type="float" office:value="90.5625" calcext:value-type="float">
            <text:p>90,56 zł</text:p>
          </table:table-cell>
          <table:table-cell table:style-name="ce245" table:formula="of:=[.E3]*0.79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3">
          <table:table-cell table:style-name="ce244" office:value-type="string" calcext:value-type="string">
            <text:p>M</text:p>
          </table:table-cell>
          <table:table-cell table:style-name="ce246" office:value-type="float" office:value="380" calcext:value-type="float">
            <text:p>380,00 zł</text:p>
          </table:table-cell>
          <table:table-cell table:style-name="ce247" table:formula="of:=[.B4]*0.15" office:value-type="float" office:value="57" calcext:value-type="float">
            <text:p>57</text:p>
          </table:table-cell>
          <table:table-cell table:style-name="ce245" table:formula="of:=IF([.A4]=&quot;P&quot;;[.B4]*0.1;IF([.A4]=&quot;M&quot;;[.B4]*0.2;IF([.A4]=&quot;K&quot;;[.B4]*0.3)))" office:value-type="float" office:value="76" calcext:value-type="float">
            <text:p>76,00 zł</text:p>
          </table:table-cell>
          <table:table-cell table:style-name="ce245" table:formula="of:=[.B4]+[.C4]+[.D4]" office:value-type="float" office:value="513" calcext:value-type="float">
            <text:p>513,00 zł</text:p>
          </table:table-cell>
          <table:table-cell table:style-name="ce245" table:formula="of:=[.E4]*0.21" office:value-type="float" office:value="107.73" calcext:value-type="float">
            <text:p>107,73 zł</text:p>
          </table:table-cell>
          <table:table-cell table:style-name="ce245" table:formula="of:=[.E4]*0.79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3">
          <table:table-cell table:style-name="ce244" office:value-type="string" calcext:value-type="string">
            <text:p>M</text:p>
          </table:table-cell>
          <table:table-cell table:style-name="ce246" office:value-type="float" office:value="380" calcext:value-type="float">
            <text:p>380,00 zł</text:p>
          </table:table-cell>
          <table:table-cell table:style-name="ce247" table:formula="of:=[.B5]*0.15" office:value-type="float" office:value="57" calcext:value-type="float">
            <text:p>57</text:p>
          </table:table-cell>
          <table:table-cell table:style-name="ce245" table:formula="of:=IF([.A5]=&quot;P&quot;;[.B5]*0.1;IF([.A5]=&quot;M&quot;;[.B5]*0.2;IF([.A5]=&quot;K&quot;;[.B5]*0.3)))" office:value-type="float" office:value="76" calcext:value-type="float">
            <text:p>76,00 zł</text:p>
          </table:table-cell>
          <table:table-cell table:style-name="ce245" table:formula="of:=[.B5]+[.C5]+[.D5]" office:value-type="float" office:value="513" calcext:value-type="float">
            <text:p>513,00 zł</text:p>
          </table:table-cell>
          <table:table-cell table:style-name="ce245" table:formula="of:=[.E5]*0.21" office:value-type="float" office:value="107.73" calcext:value-type="float">
            <text:p>107,73 zł</text:p>
          </table:table-cell>
          <table:table-cell table:style-name="ce245" table:formula="of:=[.E5]*0.79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3">
          <table:table-cell table:style-name="ce244" office:value-type="string" calcext:value-type="string">
            <text:p>K</text:p>
          </table:table-cell>
          <table:table-cell table:style-name="ce246" office:value-type="float" office:value="410" calcext:value-type="float">
            <text:p>410,00 zł</text:p>
          </table:table-cell>
          <table:table-cell table:style-name="ce247" table:formula="of:=[.B6]*0.15" office:value-type="float" office:value="61.5" calcext:value-type="float">
            <text:p>61,5</text:p>
          </table:table-cell>
          <table:table-cell table:style-name="ce245" table:formula="of:=IF([.A6]=&quot;P&quot;;[.B6]*0.1;IF([.A6]=&quot;M&quot;;[.B6]*0.2;IF([.A6]=&quot;K&quot;;[.B6]*0.3)))" office:value-type="float" office:value="123" calcext:value-type="float">
            <text:p>123,00 zł</text:p>
          </table:table-cell>
          <table:table-cell table:style-name="ce245" table:formula="of:=[.B6]+[.C6]+[.D6]" office:value-type="float" office:value="594.5" calcext:value-type="float">
            <text:p>594,50 zł</text:p>
          </table:table-cell>
          <table:table-cell table:style-name="ce245" table:formula="of:=[.E6]*0.21" office:value-type="float" office:value="124.845" calcext:value-type="float">
            <text:p>124,85 zł</text:p>
          </table:table-cell>
          <table:table-cell table:style-name="ce245" table:formula="of:=[.E6]*0.79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3">
          <table:table-cell table:style-name="ce244" office:value-type="string" calcext:value-type="string">
            <text:p>P</text:p>
          </table:table-cell>
          <table:table-cell table:style-name="ce246" office:value-type="float" office:value="350" calcext:value-type="float">
            <text:p>350,00 zł</text:p>
          </table:table-cell>
          <table:table-cell table:style-name="ce247" table:formula="of:=[.B7]*0.15" office:value-type="float" office:value="52.5" calcext:value-type="float">
            <text:p>52,5</text:p>
          </table:table-cell>
          <table:table-cell table:style-name="ce245" table:formula="of:=IF([.A7]=&quot;P&quot;;[.B7]*0.1;IF([.A7]=&quot;M&quot;;[.B7]*0.2;IF([.A7]=&quot;K&quot;;[.B7]*0.3)))" office:value-type="float" office:value="35" calcext:value-type="float">
            <text:p>35,00 zł</text:p>
          </table:table-cell>
          <table:table-cell table:style-name="ce245" table:formula="of:=[.B7]+[.C7]+[.D7]" office:value-type="float" office:value="437.5" calcext:value-type="float">
            <text:p>437,50 zł</text:p>
          </table:table-cell>
          <table:table-cell table:style-name="ce245" table:formula="of:=[.E7]*0.21" office:value-type="float" office:value="91.875" calcext:value-type="float">
            <text:p>91,88 zł</text:p>
          </table:table-cell>
          <table:table-cell table:style-name="ce245" table:formula="of:=[.E7]*0.79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3">
          <table:table-cell table:style-name="ce244" office:value-type="string" calcext:value-type="string">
            <text:p>P</text:p>
          </table:table-cell>
          <table:table-cell table:style-name="ce246" office:value-type="float" office:value="350" calcext:value-type="float">
            <text:p>350,00 zł</text:p>
          </table:table-cell>
          <table:table-cell table:style-name="ce247" table:formula="of:=[.B8]*0.15" office:value-type="float" office:value="52.5" calcext:value-type="float">
            <text:p>52,5</text:p>
          </table:table-cell>
          <table:table-cell table:style-name="ce245" table:formula="of:=IF([.A8]=&quot;P&quot;;[.B8]*0.1;IF([.A8]=&quot;M&quot;;[.B8]*0.2;IF([.A8]=&quot;K&quot;;[.B8]*0.3)))" office:value-type="float" office:value="35" calcext:value-type="float">
            <text:p>35,00 zł</text:p>
          </table:table-cell>
          <table:table-cell table:style-name="ce245" table:formula="of:=[.B8]+[.C8]+[.D8]" office:value-type="float" office:value="437.5" calcext:value-type="float">
            <text:p>437,50 zł</text:p>
          </table:table-cell>
          <table:table-cell table:style-name="ce245" table:formula="of:=[.E8]*0.21" office:value-type="float" office:value="91.875" calcext:value-type="float">
            <text:p>91,88 zł</text:p>
          </table:table-cell>
          <table:table-cell table:style-name="ce245" table:formula="of:=[.E8]*0.79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257" table:default-cell-style-name="ce158"/>
        <table:table-column table:style-name="co6" table:number-columns-repeated="767" table:default-cell-style-name="Default"/>
        <table:table-row table:style-name="ro1">
          <table:table-cell table:style-name="ce248" office:value-type="string" calcext:value-type="string">
            <text:p>Reguły płacowe w pewnej firmie były zdecydowanie skomplikowane...</text:p>
          </table:table-cell>
          <table:table-cell table:style-name="ce248" table:number-columns-repeated="6"/>
          <table:table-cell/>
          <table:table-cell table:style-name="ce257" office:value-type="string" calcext:value-type="string">
            <text:p>z=</text:p>
          </table:table-cell>
          <table:table-cell table:style-name="ce260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248"/>
          <table:table-cell table:style-name="ce248" office:value-type="string" calcext:value-type="string">
            <text:p>Jeżeli pracownik zarobił w ciągu roku mniej niż z złotych</text:p>
          </table:table-cell>
          <table:table-cell table:style-name="ce248" table:number-columns-repeated="5"/>
          <table:table-cell/>
          <table:table-cell table:style-name="ce258" office:value-type="string" calcext:value-type="string">
            <text:p>n=</text:p>
          </table:table-cell>
          <table:table-cell table:style-name="ce26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248" table:number-columns-repeated="2"/>
          <table:table-cell table:style-name="ce248" office:value-type="string" calcext:value-type="string">
            <text:p>i miał mniej niż n nieobecności</text:p>
          </table:table-cell>
          <table:table-cell table:style-name="ce248" table:number-columns-repeated="4"/>
          <table:table-cell/>
          <table:table-cell table:style-name="ce258" office:value-type="string" calcext:value-type="string">
            <text:p>r=</text:p>
          </table:table-cell>
          <table:table-cell table:style-name="ce261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248"/>
          <table:table-cell table:style-name="ce248" office:value-type="string" calcext:value-type="string">
            <text:p>lub pracował dłużej niż od roku r</text:p>
          </table:table-cell>
          <table:table-cell table:style-name="ce248" table:number-columns-repeated="5"/>
          <table:table-cell/>
          <table:table-cell table:style-name="ce258" office:value-type="string" calcext:value-type="string">
            <text:p>p1=</text:p>
          </table:table-cell>
          <table:table-cell table:style-name="ce262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248" table:number-columns-repeated="2"/>
          <table:table-cell table:style-name="ce248" office:value-type="string" calcext:value-type="string">
            <text:p>to dostawał premię w wysokości p1% rocznej płacy</text:p>
          </table:table-cell>
          <table:table-cell table:style-name="ce248" table:number-columns-repeated="4"/>
          <table:table-cell/>
          <table:table-cell table:style-name="ce259" office:value-type="string" calcext:value-type="string">
            <text:p>p2=</text:p>
          </table:table-cell>
          <table:table-cell table:style-name="ce263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248"/>
          <table:table-cell table:style-name="ce248" office:value-type="string" calcext:value-type="string">
            <text:p>W innych sytuacjach premia wynosiła tylko p2%!</text:p>
          </table:table-cell>
          <table:table-cell table:style-name="ce248" table:number-columns-repeated="5"/>
          <table:table-cell table:number-columns-repeated="1017"/>
        </table:table-row>
        <table:table-row table:style-name="ro1">
          <table:table-cell table:style-name="ce248" office:value-type="string" calcext:value-type="string">
            <text:p>Wyznacz premię i pełne roczne uposażenie następujących pracowników:</text:p>
          </table:table-cell>
          <table:table-cell table:style-name="ce248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249" office:value-type="string" calcext:value-type="string">
            <text:p>Kto</text:p>
          </table:table-cell>
          <table:table-cell table:style-name="ce252" office:value-type="string" calcext:value-type="string">
            <text:p>Co</text:p>
          </table:table-cell>
          <table:table-cell table:style-name="ce252" office:value-type="string" calcext:value-type="string">
            <text:p>Ile</text:p>
          </table:table-cell>
          <table:table-cell table:style-name="ce252" office:value-type="string" calcext:value-type="string">
            <text:p>Nieob</text:p>
          </table:table-cell>
          <table:table-cell table:style-name="ce252" office:value-type="string" calcext:value-type="string">
            <text:p>Od</text:p>
          </table:table-cell>
          <table:table-cell table:style-name="ce252" office:value-type="string" calcext:value-type="string">
            <text:p>Premia</text:p>
          </table:table-cell>
          <table:table-cell table:style-name="ce255" office:value-type="string" calcext:value-type="string">
            <text:p>Suma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1</text:p>
          </table:table-cell>
          <table:table-cell table:style-name="ce253" office:value-type="string" calcext:value-type="string">
            <text:p>Inż.</text:p>
          </table:table-cell>
          <table:table-cell table:style-name="ce253" office:value-type="float" office:value="24000" calcext:value-type="float">
            <text:p>24000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989" calcext:value-type="float">
            <text:p>1989</text:p>
          </table:table-cell>
          <table:table-cell table:style-name="ce253" table:formula="of:=IF([.C10]&gt;20000;[.C10]*0.05;IF([.D10]&lt;5;[.C10]*0.1;IF([.E10]&lt;1995;[.C10]*0.1;[.C10]*0.05)))" office:value-type="float" office:value="1200" calcext:value-type="float">
            <text:p>1200</text:p>
          </table:table-cell>
          <table:table-cell table:style-name="ce256" table:formula="of:=[.C10]+[.F10]" office:value-type="float" office:value="25200" calcext:value-type="float">
            <text:p>2520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2</text:p>
          </table:table-cell>
          <table:table-cell table:style-name="ce253" office:value-type="string" calcext:value-type="string">
            <text:p>Dr</text:p>
          </table:table-cell>
          <table:table-cell table:style-name="ce253" office:value-type="float" office:value="17000" calcext:value-type="float">
            <text:p>17000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991" calcext:value-type="float">
            <text:p>1991</text:p>
          </table:table-cell>
          <table:table-cell table:style-name="ce253" table:formula="of:=IF([.C11]&gt;20000;[.C11]*0.05;IF([.D11]&lt;5;[.C11]*0.1;IF([.E11]&lt;1995;[.C11]*0.1;[.C11]*0.05)))" office:value-type="float" office:value="1700" calcext:value-type="float">
            <text:p>1700</text:p>
          </table:table-cell>
          <table:table-cell table:style-name="ce256" table:formula="of:=[.C11]+[.F11]" office:value-type="float" office:value="18700" calcext:value-type="float">
            <text:p>1870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3</text:p>
          </table:table-cell>
          <table:table-cell table:style-name="ce253" office:value-type="string" calcext:value-type="string">
            <text:p>Tech.</text:p>
          </table:table-cell>
          <table:table-cell table:style-name="ce253" office:value-type="float" office:value="18000" calcext:value-type="float">
            <text:p>18000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1993" calcext:value-type="float">
            <text:p>1993</text:p>
          </table:table-cell>
          <table:table-cell table:style-name="ce253" table:formula="of:=IF([.C12]&gt;20000;[.C12]*0.05;IF([.D12]&lt;5;[.C12]*0.1;IF([.E12]&lt;1995;[.C12]*0.1;[.C12]*0.05)))" office:value-type="float" office:value="1800" calcext:value-type="float">
            <text:p>1800</text:p>
          </table:table-cell>
          <table:table-cell table:style-name="ce256" table:formula="of:=[.C12]+[.F12]" office:value-type="float" office:value="19800" calcext:value-type="float">
            <text:p>1980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4</text:p>
          </table:table-cell>
          <table:table-cell table:style-name="ce253" office:value-type="string" calcext:value-type="string">
            <text:p>Umysł.</text:p>
          </table:table-cell>
          <table:table-cell table:style-name="ce253" office:value-type="float" office:value="21000" calcext:value-type="float">
            <text:p>21000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995" calcext:value-type="float">
            <text:p>1995</text:p>
          </table:table-cell>
          <table:table-cell table:style-name="ce253" table:formula="of:=IF([.C13]&gt;20000;[.C13]*0.05;IF([.D13]&lt;5;[.C13]*0.1;IF([.E13]&lt;1995;[.C13]*0.1;[.C13]*0.05)))" office:value-type="float" office:value="1050" calcext:value-type="float">
            <text:p>1050</text:p>
          </table:table-cell>
          <table:table-cell table:style-name="ce256" table:formula="of:=[.C13]+[.F13]" office:value-type="float" office:value="22050" calcext:value-type="float">
            <text:p>2205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5</text:p>
          </table:table-cell>
          <table:table-cell table:style-name="ce253" office:value-type="string" calcext:value-type="string">
            <text:p>Inż.</text:p>
          </table:table-cell>
          <table:table-cell table:style-name="ce253" office:value-type="float" office:value="28000" calcext:value-type="float">
            <text:p>28000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1997" calcext:value-type="float">
            <text:p>1997</text:p>
          </table:table-cell>
          <table:table-cell table:style-name="ce253" table:formula="of:=IF([.C14]&gt;20000;[.C14]*0.05;IF([.D14]&lt;5;[.C14]*0.1;IF([.E14]&lt;1995;[.C14]*0.1;[.C14]*0.05)))" office:value-type="float" office:value="1400" calcext:value-type="float">
            <text:p>1400</text:p>
          </table:table-cell>
          <table:table-cell table:style-name="ce256" table:formula="of:=[.C14]+[.F14]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6</text:p>
          </table:table-cell>
          <table:table-cell table:style-name="ce253" office:value-type="string" calcext:value-type="string">
            <text:p>Fiz.</text:p>
          </table:table-cell>
          <table:table-cell table:style-name="ce253" office:value-type="float" office:value="31000" calcext:value-type="float">
            <text:p>3100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999" calcext:value-type="float">
            <text:p>1999</text:p>
          </table:table-cell>
          <table:table-cell table:style-name="ce253" table:formula="of:=IF([.C15]&gt;20000;[.C15]*0.05;IF([.D15]&lt;5;[.C15]*0.1;IF([.E15]&lt;1995;[.C15]*0.1;[.C15]*0.05)))" office:value-type="float" office:value="1550" calcext:value-type="float">
            <text:p>1550</text:p>
          </table:table-cell>
          <table:table-cell table:style-name="ce256" table:formula="of:=[.C15]+[.F15]" office:value-type="float" office:value="32550" calcext:value-type="float">
            <text:p>3255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7</text:p>
          </table:table-cell>
          <table:table-cell table:style-name="ce253" office:value-type="string" calcext:value-type="string">
            <text:p>Dr</text:p>
          </table:table-cell>
          <table:table-cell table:style-name="ce253" office:value-type="float" office:value="14000" calcext:value-type="float">
            <text:p>14000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997" calcext:value-type="float">
            <text:p>1997</text:p>
          </table:table-cell>
          <table:table-cell table:style-name="ce253" table:formula="of:=IF([.C16]&gt;20000;[.C16]*0.05;IF([.D16]&lt;5;[.C16]*0.1;IF([.E16]&lt;1995;[.C16]*0.1;[.C16]*0.05)))" office:value-type="float" office:value="1400" calcext:value-type="float">
            <text:p>1400</text:p>
          </table:table-cell>
          <table:table-cell table:style-name="ce256" table:formula="of:=[.C16]+[.F16]" office:value-type="float" office:value="15400" calcext:value-type="float">
            <text:p>1540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8</text:p>
          </table:table-cell>
          <table:table-cell table:style-name="ce253" office:value-type="string" calcext:value-type="string">
            <text:p>Prof.</text:p>
          </table:table-cell>
          <table:table-cell table:style-name="ce253" office:value-type="float" office:value="38000" calcext:value-type="float">
            <text:p>3800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995" calcext:value-type="float">
            <text:p>1995</text:p>
          </table:table-cell>
          <table:table-cell table:style-name="ce253" table:formula="of:=IF([.C17]&gt;20000;[.C17]*0.05;IF([.D17]&lt;5;[.C17]*0.1;IF([.E17]&lt;1995;[.C17]*0.1;[.C17]*0.05)))" office:value-type="float" office:value="1900" calcext:value-type="float">
            <text:p>1900</text:p>
          </table:table-cell>
          <table:table-cell table:style-name="ce256" table:formula="of:=[.C17]+[.F17]" office:value-type="float" office:value="39900" calcext:value-type="float">
            <text:p>3990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9</text:p>
          </table:table-cell>
          <table:table-cell table:style-name="ce253" office:value-type="string" calcext:value-type="string">
            <text:p>Umysł.</text:p>
          </table:table-cell>
          <table:table-cell table:style-name="ce253" office:value-type="float" office:value="21000" calcext:value-type="float">
            <text:p>21000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993" calcext:value-type="float">
            <text:p>1993</text:p>
          </table:table-cell>
          <table:table-cell table:style-name="ce253" table:formula="of:=IF([.C18]&gt;20000;[.C18]*0.05;IF([.D18]&lt;5;[.C18]*0.1;IF([.E18]&lt;1995;[.C18]*0.1;[.C18]*0.05)))" office:value-type="float" office:value="1050" calcext:value-type="float">
            <text:p>1050</text:p>
          </table:table-cell>
          <table:table-cell table:style-name="ce256" table:formula="of:=[.C18]+[.F18]" office:value-type="float" office:value="22050" calcext:value-type="float">
            <text:p>2205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10</text:p>
          </table:table-cell>
          <table:table-cell table:style-name="ce253" office:value-type="string" calcext:value-type="string">
            <text:p>Prof.</text:p>
          </table:table-cell>
          <table:table-cell table:style-name="ce253" office:value-type="float" office:value="44000" calcext:value-type="float">
            <text:p>44000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991" calcext:value-type="float">
            <text:p>1991</text:p>
          </table:table-cell>
          <table:table-cell table:style-name="ce253" table:formula="of:=IF([.C19]&gt;20000;[.C19]*0.05;IF([.D19]&lt;5;[.C19]*0.1;IF([.E19]&lt;1995;[.C19]*0.1;[.C19]*0.05)))" office:value-type="float" office:value="2200" calcext:value-type="float">
            <text:p>2200</text:p>
          </table:table-cell>
          <table:table-cell table:style-name="ce256" table:formula="of:=[.C19]+[.F19]" office:value-type="float" office:value="46200" calcext:value-type="float">
            <text:p>4620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11</text:p>
          </table:table-cell>
          <table:table-cell table:style-name="ce253" office:value-type="string" calcext:value-type="string">
            <text:p>Dr</text:p>
          </table:table-cell>
          <table:table-cell table:style-name="ce253" office:value-type="float" office:value="27000" calcext:value-type="float">
            <text:p>2700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1990" calcext:value-type="float">
            <text:p>1990</text:p>
          </table:table-cell>
          <table:table-cell table:style-name="ce253" table:formula="of:=IF([.C20]&gt;20000;[.C20]*0.05;IF([.D20]&lt;5;[.C20]*0.1;IF([.E20]&lt;1995;[.C20]*0.1;[.C20]*0.05)))" office:value-type="float" office:value="1350" calcext:value-type="float">
            <text:p>1350</text:p>
          </table:table-cell>
          <table:table-cell table:style-name="ce256" table:formula="of:=[.C20]+[.F20]" office:value-type="float" office:value="28350" calcext:value-type="float">
            <text:p>2835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12</text:p>
          </table:table-cell>
          <table:table-cell table:style-name="ce253" office:value-type="string" calcext:value-type="string">
            <text:p>Prof.</text:p>
          </table:table-cell>
          <table:table-cell table:style-name="ce253" office:value-type="float" office:value="33000" calcext:value-type="float">
            <text:p>33000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992" calcext:value-type="float">
            <text:p>1992</text:p>
          </table:table-cell>
          <table:table-cell table:style-name="ce253" table:formula="of:=IF([.C21]&gt;20000;[.C21]*0.05;IF([.D21]&lt;5;[.C21]*0.1;IF([.E21]&lt;1995;[.C21]*0.1;[.C21]*0.05)))" office:value-type="float" office:value="1650" calcext:value-type="float">
            <text:p>1650</text:p>
          </table:table-cell>
          <table:table-cell table:style-name="ce256" table:formula="of:=[.C21]+[.F21]" office:value-type="float" office:value="34650" calcext:value-type="float">
            <text:p>3465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13</text:p>
          </table:table-cell>
          <table:table-cell table:style-name="ce253" office:value-type="string" calcext:value-type="string">
            <text:p>Inż.</text:p>
          </table:table-cell>
          <table:table-cell table:style-name="ce253" office:value-type="float" office:value="11000" calcext:value-type="float">
            <text:p>11000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1994" calcext:value-type="float">
            <text:p>1994</text:p>
          </table:table-cell>
          <table:table-cell table:style-name="ce253" table:formula="of:=IF([.C22]&gt;20000;[.C22]*0.05;IF([.D22]&lt;5;[.C22]*0.1;IF([.E22]&lt;1995;[.C22]*0.1;[.C22]*0.05)))" office:value-type="float" office:value="1100" calcext:value-type="float">
            <text:p>1100</text:p>
          </table:table-cell>
          <table:table-cell table:style-name="ce256" table:formula="of:=[.C22]+[.F22]" office:value-type="float" office:value="12100" calcext:value-type="float">
            <text:p>1210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14</text:p>
          </table:table-cell>
          <table:table-cell table:style-name="ce253" office:value-type="string" calcext:value-type="string">
            <text:p>Prof.</text:p>
          </table:table-cell>
          <table:table-cell table:style-name="ce253" office:value-type="float" office:value="28000" calcext:value-type="float">
            <text:p>28000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996" calcext:value-type="float">
            <text:p>1996</text:p>
          </table:table-cell>
          <table:table-cell table:style-name="ce253" table:formula="of:=IF([.C23]&gt;20000;[.C23]*0.05;IF([.D23]&lt;5;[.C23]*0.1;IF([.E23]&lt;1995;[.C23]*0.1;[.C23]*0.05)))" office:value-type="float" office:value="1400" calcext:value-type="float">
            <text:p>1400</text:p>
          </table:table-cell>
          <table:table-cell table:style-name="ce256" table:formula="of:=[.C23]+[.F23]" office:value-type="float" office:value="29400" calcext:value-type="float">
            <text:p>29400</text:p>
          </table:table-cell>
          <table:table-cell table:number-columns-repeated="1017"/>
        </table:table-row>
        <table:table-row table:style-name="ro3">
          <table:table-cell table:style-name="ce250" office:value-type="string" calcext:value-type="string">
            <text:p>Prac 15</text:p>
          </table:table-cell>
          <table:table-cell table:style-name="ce253" office:value-type="string" calcext:value-type="string">
            <text:p>Dr</text:p>
          </table:table-cell>
          <table:table-cell table:style-name="ce253" office:value-type="float" office:value="24000" calcext:value-type="float">
            <text:p>24000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1998" calcext:value-type="float">
            <text:p>1998</text:p>
          </table:table-cell>
          <table:table-cell table:style-name="ce253" table:formula="of:=IF([.C24]&gt;20000;[.C24]*0.05;IF([.D24]&lt;5;[.C24]*0.1;IF([.E24]&lt;1995;[.C24]*0.1;[.C24]*0.05)))" office:value-type="float" office:value="1200" calcext:value-type="float">
            <text:p>1200</text:p>
          </table:table-cell>
          <table:table-cell table:style-name="ce256" table:formula="of:=[.C24]+[.F24]" office:value-type="float" office:value="25200" calcext:value-type="float">
            <text:p>25200</text:p>
          </table:table-cell>
          <table:table-cell table:number-columns-repeated="1017"/>
        </table:table-row>
        <table:table-row table:style-name="ro3">
          <table:table-cell table:style-name="ce251" office:value-type="string" calcext:value-type="string">
            <text:p>Prac 16</text:p>
          </table:table-cell>
          <table:table-cell table:style-name="ce254" office:value-type="string" calcext:value-type="string">
            <text:p>Umysł.</text:p>
          </table:table-cell>
          <table:table-cell table:style-name="ce254" office:value-type="float" office:value="21500" calcext:value-type="float">
            <text:p>21500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office:value-type="float" office:value="1995" calcext:value-type="float">
            <text:p>1995</text:p>
          </table:table-cell>
          <table:table-cell table:style-name="ce253" table:formula="of:=IF([.C25]&gt;20000;[.C25]*0.05;IF([.D25]&lt;5;[.C25]*0.1;IF([.E25]&lt;1995;[.C25]*0.1;[.C25]*0.05)))" office:value-type="float" office:value="1075" calcext:value-type="float">
            <text:p>1075</text:p>
          </table:table-cell>
          <table:table-cell table:style-name="ce256" table:formula="of:=[.C25]+[.F25]" office:value-type="float" office:value="22575" calcext:value-type="float">
            <text:p>22575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number:text>PRAWDA</number:text>
    </number:number-style>
    <number:number-style style:name="N117P1" style:volatile="true">
      <number:text>PRAWDA</number:text>
    </number:number-style>
    <number:number-style style:name="N117">
      <number:text>FAŁSZ</number:text>
      <style:map style:condition="value()&gt;0" style:apply-style-name="N117P0"/>
      <style:map style:condition="value()&lt;0" style:apply-style-name="N117P1"/>
    </number:number-style>
    <number:number-style style:name="N118">
      <number:number number:decimal-places="1" loext:min-decimal-places="1" number:min-integer-digits="1"/>
    </number:number-style>
    <number:date-style style:name="N120P0" style:volatile="true">
      <number:year/>
      <number:text>.</number:text>
      <number:day number:style="long"/>
      <number:text>.</number:text>
      <number:month number:style="long"/>
    </number:date-style>
    <number:text-style style:name="N120">
      <number:text-content/>
      <style:map style:condition="value()&lt;=1.79769313486232E+308" style:apply-style-name="N120P0"/>
    </number:text-style>
    <number:number-style style:name="N121">
      <number:number number:decimal-places="2" loext:min-decimal-places="2" number:min-integer-digits="1" number:grouping="true"/>
      <number:text> zł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3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2">00.00.0000</text:date>, <text:time style:data-style-name="N2" text:time-value="23:50:27.49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2T23:52:26.663000000</dc:date>
    <meta:editing-cycles>9</meta:editing-cycles>
    <meta:editing-duration>PT38M40S</meta:editing-duration>
    <meta:generator>LibreOffice/5.4.2.2$Windows_x86 LibreOffice_project/22b09f6418e8c2d508a9eaf86b2399209b0990f4</meta:generator>
    <meta:document-statistic meta:table-count="6" meta:cell-count="679" meta:object-count="1"/>
  </office:meta>
</office:document-meta>
</file>